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 style:list-style-name="WWNum1" style:master-page-name="Standard">
      <style:paragraph-properties fo:margin-left="0.5in" fo:margin-right="0in" fo:margin-top="0in" fo:margin-bottom="0.0693in" loext:contextual-spacing="true" fo:line-height="100%" fo:orphans="0" fo:widows="0" fo:text-indent="-0.25in" style:auto-text-indent="false" style:page-number="1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2" style:family="paragraph" style:parent-style-name="Standard" style:list-style-name="WWNum1">
      <style:paragraph-properties fo:margin-left="0.5in" fo:margin-right="0in" fo:margin-top="0in" fo:margin-bottom="0.0693in" loext:contextual-spacing="true" fo:line-height="100%" fo:orphans="0" fo:widows="0" fo:text-indent="-0.25in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3" style:family="paragraph" style:parent-style-name="Standard" style:list-style-name="WWNum1">
      <style:paragraph-properties fo:margin-left="1in" fo:margin-right="0in" fo:margin-top="0in" fo:margin-bottom="0.0693in" loext:contextual-spacing="true" fo:line-height="100%" fo:orphans="0" fo:widows="0" fo:text-indent="-0.25in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  <style:style style:name="P4" style:family="paragraph" style:parent-style-name="Standard" style:list-style-name="WWNum1">
      <style:paragraph-properties fo:margin-left="1.5in" fo:margin-right="0in" fo:margin-top="0in" fo:margin-bottom="0.0693in" loext:contextual-spacing="true" fo:line-height="100%" fo:orphans="0" fo:widows="0" fo:text-indent="-0.25in" style:auto-text-indent="false"/>
      <style:text-properties style:font-name="Times" fo:font-size="12pt" fo:font-weight="bold" style:font-name-asian="Times1" style:font-size-asian="12pt" style:font-weight-asian="bold" style:font-name-complex="Times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288049959" text:style-name="WWNum1">
        <text:list-item>
          <text:p text:style-name="P1">Introduction</text:p>
        </text:list-item>
        <text:list-item>
          <text:p text:style-name="P2">Background</text:p>
          <text:list>
            <text:list-item>
              <text:p text:style-name="P3">Leap Motion (v2)</text:p>
              <text:list>
                <text:list-item>
                  <text:p text:style-name="P4">Java API</text:p>
                </text:list-item>
                <text:list-item>
                  <text:p text:style-name="P4">Native Libraries</text:p>
                </text:list-item>
                <text:list-item>
                  <text:p text:style-name="P4">Limitations of Sensor and Documentation</text:p>
                </text:list-item>
              </text:list>
            </text:list-item>
            <text:list-item>
              <text:p text:style-name="P3">JavaFx</text:p>
              <text:list>
                <text:list-item>
                  <text:p text:style-name="P4">Java vs FXML</text:p>
                </text:list-item>
                <text:list-item>
                  <text:p text:style-name="P4">SceneBuilder</text:p>
                </text:list-item>
                <text:list-item>
                  <text:p text:style-name="P4">Jfoenix</text:p>
                </text:list-item>
                <text:list-item>
                  <text:p text:style-name="P4">ControlsFx</text:p>
                </text:list-item>
              </text:list>
            </text:list-item>
            <text:list-item>
              <text:p text:style-name="P3">IntelliJ IDE</text:p>
              <text:list>
                <text:list-item>
                  <text:p text:style-name="P4">Unix Style Terminal on Windows</text:p>
                </text:list-item>
              </text:list>
            </text:list-item>
          </text:list>
        </text:list-item>
        <text:list-item>
          <text:p text:style-name="P2">Constructing Hand UI Model</text:p>
          <text:list>
            <text:list-item>
              <text:p text:style-name="P3">Basic 3D Modelling</text:p>
            </text:list-item>
            <text:list-item>
              <text:p text:style-name="P3">Set Location Method</text:p>
            </text:list-item>
            <text:list-item>
              <text:p text:style-name="P3">Concurrency</text:p>
            </text:list-item>
          </text:list>
        </text:list-item>
        <text:list-item>
          <text:p text:style-name="P2">Rotation of Hand UI Model</text:p>
          <text:list>
            <text:list-item>
              <text:p text:style-name="P3">JavaFx Coordinate System vs Leap Motion Coordinate System</text:p>
            </text:list-item>
            <text:list-item>
              <text:p text:style-name="P3">Ineffective Leap Motion Data</text:p>
              <text:list>
                <text:list-item>
                  <text:p text:style-name="P4">Pitch Roll Yaw</text:p>
                </text:list-item>
                <text:list-item>
                  <text:p text:style-name="P4">Negative Zeros</text:p>
                </text:list-item>
              </text:list>
            </text:list-item>
            <text:list-item>
              <text:p text:style-name="P3">Simplified Hand Model</text:p>
            </text:list-item>
            <text:list-item>
              <text:p text:style-name="P3">Composite Linear Transformations</text:p>
            </text:list-item>
            <text:list-item>
              <text:p text:style-name="P3">Rotational Matrix</text:p>
            </text:list-item>
          </text:list>
        </text:list-item>
        <text:list-item>
          <text:p text:style-name="P2">Scoring of Gestures</text:p>
          <text:list>
            <text:list-item>
              <text:p text:style-name="P3">Angle Based Comparison Function</text:p>
            </text:list-item>
            <text:list-item>
              <text:p text:style-name="P3">Component Based Comparison Function</text:p>
            </text:list-item>
          </text:list>
        </text:list-item>
        <text:list-item>
          <text:p text:style-name="P2">Application User Interface </text:p>
          <text:list>
            <text:list-item>
              <text:p text:style-name="P3">User Specific Data Collection</text:p>
            </text:list-item>
            <text:list-item>
              <text:p text:style-name="P3">Visual Rotation of Gesture</text:p>
            </text:list-item>
            <text:list-item>
              <text:p text:style-name="P3">Tabular Display of Data</text:p>
            </text:list-item>
            <text:list-item>
              <text:p text:style-name="P3">Writing and Reading from CSV</text:p>
            </text:list-item>
            <text:list-item>
              <text:p text:style-name="P3">Artifacts and Distribution</text:p>
              <text:list>
                <text:list-item>
                  <text:p text:style-name="P4">Discontinuation of Leap App Store</text:p>
                </text:list-item>
                <text:list-item>
                  <text:p text:style-name="P4">IDE Build Process and Batch Script</text:p>
                </text:list-item>
              </text:list>
            </text:list-item>
          </text:list>
        </text:list-item>
        <text:list-item>
          <text:p text:style-name="P2">Data Collection</text:p>
        </text:list-item>
        <text:list-item>
          <text:p text:style-name="P2">Results and Analysis</text:p>
        </text:list-item>
        <text:list-item>
          <text:p text:style-name="P2">Conclu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" svg:font-family="Times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" fo:font-family="Times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Times" fo:font-family="Times" style:font-family-generic="roman" style:font-pitch="variable" fo:font-size="12pt" style:text-underline-style="none" fo:font-weight="bold"/>
    </style:style>
    <style:style style:name="ListLabel_20_3" style:display-name="ListLabel 3" style:family="text">
      <style:text-properties style:font-name="Times" fo:font-family="Times" style:font-family-generic="roman" style:font-pitch="variable" fo:font-size="12pt" style:text-underline-style="none" fo:font-weight="bold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0.3$Windows_x86 LibreOffice_project/7556cbc6811c9d992f4064ab9287069087d7f62c</meta:generator>
    <meta:document-statistic meta:table-count="0" meta:image-count="0" meta:object-count="0" meta:page-count="1" meta:paragraph-count="39" meta:word-count="159" meta:character-count="915" meta:non-whitespace-character-count="833"/>
  </office:meta>
</office:document-meta>
</file>